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00000004002E8A24A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color="#3465a4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589cm" svg:x="1cm" svg:y="4.175cm">
          <draw:image xlink:href="Pictures/1000000000000400000004002E8A24A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24T09:10:03.326000000</dc:date>
    <meta:editing-duration>PT2M52S</meta:editing-duration>
    <meta:editing-cycles>1</meta:editing-cycles>
    <meta:document-statistic meta:object-count="1"/>
    <meta:generator>LibreOffice/7.6.4.1$Windows_X86_64 LibreOffice_project/e19e193f88cd6c0525a17fb7a176ed8e6a3e2aa1</meta:generator>
  </office:meta>
</office:document-meta>
</file>